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c /mol.L-1</text:p>
          </table:table-cell>
          <table:table-cell office:value-type="string" calcext:value-type="string">
            <text:p>aire</text:p>
          </table:table-cell>
        </table:table-row>
        <table:table-row table:style-name="ro1">
          <table:table-cell office:value-type="float" office:value="0.000195" calcext:value-type="float">
            <text:p>1.95E-04</text:p>
          </table:table-cell>
          <table:table-cell office:value-type="float" office:value="3651.332" calcext:value-type="float">
            <text:p>3651.332</text:p>
          </table:table-cell>
        </table:table-row>
        <table:table-row table:style-name="ro1">
          <table:table-cell office:value-type="float" office:value="0.0000975" calcext:value-type="float">
            <text:p>9.75E-05</text:p>
          </table:table-cell>
          <table:table-cell office:value-type="float" office:value="1850.347" calcext:value-type="float">
            <text:p>1850.347</text:p>
          </table:table-cell>
        </table:table-row>
        <table:table-row table:style-name="ro1">
          <table:table-cell office:value-type="float" office:value="0.0000488" calcext:value-type="float">
            <text:p>4.88E-05</text:p>
          </table:table-cell>
          <table:table-cell office:value-type="float" office:value="932.477" calcext:value-type="float">
            <text:p>932.477</text:p>
          </table:table-cell>
        </table:table-row>
        <table:table-row table:style-name="ro1">
          <table:table-cell office:value-type="float" office:value="0.0000244" calcext:value-type="float">
            <text:p>2.44E-05</text:p>
          </table:table-cell>
          <table:table-cell office:value-type="float" office:value="474.41" calcext:value-type="float">
            <text:p>474.41</text:p>
          </table:table-cell>
        </table:table-row>
        <table:table-row table:style-name="ro1">
          <table:table-cell office:value-type="float" office:value="0.0000122" calcext:value-type="float">
            <text:p>1.22E-05</text:p>
          </table:table-cell>
          <table:table-cell office:value-type="float" office:value="253.232" calcext:value-type="float">
            <text:p>253.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Arial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4:39:47.324017902</meta:creation-date>
    <dc:date>2026-04-01T14:41:21.593268644</dc:date>
    <meta:editing-duration>PT1M34S</meta:editing-duration>
    <meta:editing-cycles>1</meta:editing-cycles>
    <meta:generator>LibreOffice/25.8.3.2$Linux_X86_64 LibreOffice_project/580$Build-2</meta:generator>
    <meta:document-statistic meta:table-count="1" meta:cell-count="12" meta:object-count="0"/>
  </office:meta>
</office:document-meta>
</file>